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6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6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65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66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67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68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69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70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71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72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62">event handler – <text:span text:style-name="T2">manages the user actions</text:span></text:p>
        </text:list-item>
        <text:list-item>
          <text:p text:style-name="P63">React library – defines what a component is and how they work together</text:p>
        </text:list-item>
        <text:list-item>
          <text:p text:style-name="P63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64">Component nesting – <text:span text:style-name="T2">component within anther component</text:span></text:p>
        </text:list-item>
        <text:list-item>
          <text:p text:style-name="P64">component reuseability – <text:span text:style-name="T2">reusable code</text:span></text:p>
        </text:list-item>
        <text:list-item>
          <text:p text:style-name="P64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65">Passing javascript variables using props</text:p>
      <text:p text:style-name="P52">const text=”hi”;</text:p>
      <text:p text:style-name="P52">&lt;comment texter={text}/&gt;</text:p>
      <text:p text:style-name="P36"/>
      <text:p text:style-name="P71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66"><text:soft-page-break/>Handling asynchronous calls with components</text:p>
      <text:p text:style-name="P67">Use class</text:p>
      <text:p text:style-name="P67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72">State in React Components</text:p>
      <text:p text:style-name="P68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69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70">You only do initial assignment in the constructor.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08:21:09.615868470</dc:date>
    <meta:editing-duration>PT10H11M54S</meta:editing-duration>
    <meta:editing-cycles>67</meta:editing-cycles>
    <meta:generator>LibreOffice/6.0.7.3$Linux_X86_64 LibreOffice_project/00m0$Build-3</meta:generator>
    <meta:document-statistic meta:table-count="0" meta:image-count="0" meta:object-count="0" meta:page-count="4" meta:paragraph-count="103" meta:word-count="608" meta:character-count="3816" meta:non-whitespace-character-count="3276"/>
  </office:meta>
</office:document-meta>
</file>